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996633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_20__28_var_29_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Arrowheads_20_4" draw:marker-start-width="0.276cm" draw:marker-end="Arrowheads_20_4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stroke="dash" draw:stroke-dash="Fine_20_Dashed"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80" draw:marker-start="Arrowheads_20_4" draw:marker-start-width="0.276cm" draw:marker-end="Arrowheads_20_4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384cm" svg:height="16.301cm" svg:x="0.432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524cm" svg:x="19.304cm" svg:y="5.588cm">
          <text:p text:style-name="P1"><text:span text:style-name="T1">Own</text:span></text:p>
          <text:p text:style-name="P1"><text:span text:style-name="T1">Transport-Modul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524cm" svg:x="19.304cm" svg:y="14.224cm">
          <text:p text:style-name="P1"><text:span text:style-name="T1">Own </text:span></text:p>
          <text:p text:style-name="P1"><text:span text:style-name="T1">Core-Modul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288cm" svg:height="1.524cm" svg:x="1.016cm" svg:y="14.224cm">
          <text:p text:style-name="P1"><text:span text:style-name="T1">Core-Modules</text:span></text:p>
          <text:p text:style-name="P1"><text:span text:style-name="T1">(</text:span><text:span text:style-name="T1">Kernel/Modules/*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3.208cm" svg:x2="6.604cm" svg:y2="14.224cm">
          <text:p/>
        </draw:line>
        <draw:line draw:style-name="gr4" draw:text-style-name="P1" draw:layer="layout" svg:x1="6.604cm" svg:y1="9.652cm" svg:x2="6.604cm" svg:y2="10.736cm">
          <text:p/>
        </draw:line>
        <draw:frame draw:style-name="gr5" draw:text-style-name="P3" draw:layer="layout" svg:width="8.636cm" svg:height="0.758cm" svg:x="16.256cm" svg:y="19.054cm">
          <draw:text-box>
            <text:p><text:span text:style-name="T2">(</text:span><text:span text:style-name="T2">c) 2001-2011 OTRS Team, http://otrs.org/</text:span></text:p>
          </draw:text-box>
        </draw:frame>
        <draw:frame draw:style-name="gr6" draw:text-style-name="P1" draw:layer="layout" svg:width="12.192cm" svg:height="1.266cm" svg:x="6.604cm" svg:y="17.022cm">
          <draw:text-box>
            <text:p text:style-name="P1">OTRS – Open Ticket Request System</text:p>
          </draw:text-box>
        </draw:frame>
        <draw:custom-shape draw:style-name="gr3" draw:text-style-name="P2" draw:layer="layout" svg:width="21.336cm" svg:height="1.524cm" svg:x="3.048cm" svg:y="3.048cm">
          <text:p text:style-name="P1"><text:span text:style-name="T1">Web-Frontend-Handle</text:span></text:p>
          <text:p text:style-name="P1"><text:span text:style-name="T1">(</text:span><text:span text:style-name="T1">nph-genericinterface.pl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288cm" svg:height="1.524cm" svg:x="1.016cm" svg:y="5.588cm">
          <text:p text:style-name="P1"><text:span text:style-name="T1">Generic Interface Transport-Modules</text:span></text:p>
          <text:p text:style-name="P1"><text:span text:style-name="T1">(</text:span><text:span text:style-name="T1">Kernel/GenericInterface/Transport/*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3.368cm" svg:height="1.524cm" svg:x="1.016cm" svg:y="0cm">
          <text:p text:style-name="P4"><text:span text:style-name="T1">Agent / Admin / Customer / Public</text:span></text:p>
          <text:p text:style-name="P4"><text:span text:style-name="T1">via web servic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716cm" svg:y1="1.524cm" svg:x2="13.716cm" svg:y2="3.048cm">
          <text:p/>
        </draw:line>
        <draw:line draw:style-name="gr8" draw:text-style-name="P1" draw:layer="layout" svg:x1="2.54cm" svg:y1="1.524cm" svg:x2="2.54cm" svg:y2="5.588cm">
          <text:p/>
        </draw:line>
        <draw:line draw:style-name="gr4" draw:text-style-name="P1" draw:layer="layout" svg:x1="13.716cm" svg:y1="4.572cm" svg:x2="13.716cm" svg:y2="5.588cm">
          <text:p/>
        </draw:line>
        <draw:line draw:style-name="gr4" draw:text-style-name="P1" draw:layer="layout" svg:x1="12.7cm" svg:y1="7.112cm" svg:x2="12.7cm" svg:y2="8.128cm">
          <text:p/>
        </draw:line>
        <draw:custom-shape draw:style-name="gr2" draw:text-style-name="P2" draw:layer="layout" svg:width="5.08cm" svg:height="1.524cm" svg:x="19.304cm" svg:y="8.128cm">
          <text:p text:style-name="P1"><text:span text:style-name="T1">Own</text:span></text:p>
          <text:p text:style-name="P1"><text:span text:style-name="T1">Mapping-Modul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288cm" svg:height="1.524cm" svg:x="1.016cm" svg:y="8.128cm">
          <text:p text:style-name="P1"><text:span text:style-name="T1">Generic Interface Mapping-Modules</text:span></text:p>
          <text:p text:style-name="P1"><text:span text:style-name="T1">(</text:span><text:span text:style-name="T1">Kernel/GenericInterface/Mapping/*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19.304cm" svg:y="10.668cm">
          <text:p text:style-name="P1"><text:span text:style-name="T1">Own</text:span></text:p>
          <text:p text:style-name="P1"><text:span text:style-name="T1">Invoker-Modul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96cm" svg:height="2.54cm" svg:x="13.208cm" svg:y="10.668cm">
          <text:p text:style-name="P1"><text:span text:style-name="T1">Generic Interface </text:span></text:p>
          <text:p text:style-name="P1"><text:span text:style-name="T1">Invoker-Modules</text:span></text:p>
          <text:p text:style-name="P1"><text:span text:style-name="T1">(</text:span><text:span text:style-name="T1">Kernel/GenericInterface</text:span></text:p>
          <text:p text:style-name="P1"><text:span text:style-name="T1">/</text:span><text:span text:style-name="T1">Invoker/*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7.112cm" svg:y="10.668cm">
          <text:p text:style-name="P1"><text:span text:style-name="T1">Own</text:span></text:p>
          <text:p text:style-name="P1"><text:span text:style-name="T1">Operation-Modul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96cm" svg:height="2.54cm" svg:x="1.016cm" svg:y="10.668cm">
          <text:p text:style-name="P1"><text:span text:style-name="T1">Generic Interface </text:span></text:p>
          <text:p text:style-name="P1"><text:span text:style-name="T1">Operation-Modules</text:span></text:p>
          <text:p text:style-name="P1"><text:span text:style-name="T1">(</text:span><text:span text:style-name="T1">Kernel/GenericInterface</text:span></text:p>
          <text:p text:style-name="P1"><text:span text:style-name="T1">/</text:span><text:span text:style-name="T1">Operation/*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796cm" svg:y1="9.652cm" svg:x2="18.796cm" svg:y2="10.668cm">
          <text:p/>
        </draw:line>
        <draw:line draw:style-name="gr4" draw:text-style-name="P1" draw:layer="layout" svg:x1="18.796cm" svg:y1="13.208cm" svg:x2="18.796cm" svg:y2="14.2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4" draw:display-name="Arrowheads 4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9.8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Fernando Rodríguez</meta:initial-creator>
    <meta:creation-date>2011-07-22T22:16:20</meta:creation-date>
    <dc:date>2011-07-25T07:45:44</dc:date>
    <dc:creator>Carlos Fernando Rodríguez</dc:creator>
    <meta:editing-duration>P2DT9H9M22S</meta:editing-duration>
    <meta:editing-cycles>19</meta:editing-cycles>
    <meta:generator>LibreOffice/3.4$Unix LibreOffice_project/340m1$Build-103</meta:generator>
    <dc:description>Export as:
PNG
600 x 468 Pixels  @ 72 Pixes / Inch</dc:description>
    <meta:keyword>otrs layers architecture</meta:keyword>
    <dc:subject>otrs layers architecture</dc:subject>
    <dc:title>architecture</dc:title>
    <meta:document-statistic meta:object-count="23"/>
  </office:meta>
</office:document-meta>
</file>